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740" officeooo:paragraph-rsid="000d6740"/>
    </style:style>
    <style:style style:name="P2" style:family="paragraph" style:parent-style-name="Standard">
      <style:text-properties officeooo:rsid="000d6740" officeooo:paragraph-rsid="0014d28f"/>
    </style:style>
    <style:style style:name="P3" style:family="paragraph" style:parent-style-name="Standard">
      <style:text-properties officeooo:rsid="000d6740" officeooo:paragraph-rsid="00160556"/>
    </style:style>
    <style:style style:name="P4" style:family="paragraph" style:parent-style-name="Standard">
      <style:text-properties officeooo:rsid="000d6740" officeooo:paragraph-rsid="00194375"/>
    </style:style>
    <style:style style:name="P5" style:family="paragraph" style:parent-style-name="Standard">
      <style:text-properties officeooo:rsid="000fc82a" officeooo:paragraph-rsid="000fc82a"/>
    </style:style>
    <style:style style:name="P6" style:family="paragraph" style:parent-style-name="Standard">
      <style:text-properties officeooo:rsid="001bcb3a" officeooo:paragraph-rsid="001bcb3a"/>
    </style:style>
    <style:style style:name="P7" style:family="paragraph" style:parent-style-name="Standard">
      <style:text-properties officeooo:paragraph-rsid="001bcb3a"/>
    </style:style>
    <style:style style:name="P8" style:family="paragraph" style:parent-style-name="Standard">
      <style:text-properties officeooo:rsid="0020b8ca" officeooo:paragraph-rsid="0020b8ca"/>
    </style:style>
    <style:style style:name="P9" style:family="paragraph" style:parent-style-name="Standard">
      <style:text-properties officeooo:rsid="0025c7c8" officeooo:paragraph-rsid="0025c7c8"/>
    </style:style>
    <style:style style:name="P10" style:family="paragraph" style:parent-style-name="Standard">
      <style:text-properties officeooo:rsid="000d6740" officeooo:paragraph-rsid="002757cc"/>
    </style:style>
    <style:style style:name="P11" style:family="paragraph" style:parent-style-name="Standard">
      <style:text-properties officeooo:rsid="000bd9e7" officeooo:paragraph-rsid="002757cc"/>
    </style:style>
    <style:style style:name="P12" style:family="paragraph" style:parent-style-name="Standard">
      <style:text-properties officeooo:rsid="000fc82a" officeooo:paragraph-rsid="002757cc"/>
    </style:style>
    <style:style style:name="P13" style:family="paragraph" style:parent-style-name="Standard">
      <style:text-properties officeooo:rsid="0020b8ca" officeooo:paragraph-rsid="002757cc"/>
    </style:style>
    <style:style style:name="P14" style:family="paragraph" style:parent-style-name="Standard">
      <style:text-properties officeooo:rsid="0025c7c8" officeooo:paragraph-rsid="002757cc"/>
    </style:style>
    <style:style style:name="P15" style:family="paragraph" style:parent-style-name="Standard">
      <style:text-properties officeooo:rsid="0026f92d" officeooo:paragraph-rsid="002757cc"/>
    </style:style>
    <style:style style:name="P16" style:family="paragraph" style:parent-style-name="Standard">
      <style:text-properties officeooo:rsid="001bcb3a" officeooo:paragraph-rsid="002757cc"/>
    </style:style>
    <style:style style:name="P17" style:family="paragraph" style:parent-style-name="Standard">
      <style:text-properties officeooo:rsid="002828f3" officeooo:paragraph-rsid="002757cc"/>
    </style:style>
    <style:style style:name="P18" style:family="paragraph" style:parent-style-name="Standard">
      <style:text-properties officeooo:paragraph-rsid="002757cc"/>
    </style:style>
    <style:style style:name="T1" style:family="text">
      <style:text-properties officeooo:rsid="000fc82a"/>
    </style:style>
    <style:style style:name="T2" style:family="text">
      <style:text-properties officeooo:rsid="00118291"/>
    </style:style>
    <style:style style:name="T3" style:family="text">
      <style:text-properties officeooo:rsid="00132aa5"/>
    </style:style>
    <style:style style:name="T4" style:family="text">
      <style:text-properties style:text-line-through-style="none" style:text-line-through-type="none" officeooo:rsid="00132aa5"/>
    </style:style>
    <style:style style:name="T5" style:family="text">
      <style:text-properties officeooo:rsid="0014d28f"/>
    </style:style>
    <style:style style:name="T6" style:family="text">
      <style:text-properties officeooo:rsid="00160556"/>
    </style:style>
    <style:style style:name="T7" style:family="text">
      <style:text-properties officeooo:rsid="00194375"/>
    </style:style>
    <style:style style:name="T8" style:family="text">
      <style:text-properties officeooo:rsid="0019ed8e"/>
    </style:style>
    <style:style style:name="T9" style:family="text">
      <style:text-properties officeooo:rsid="001bcb3a"/>
    </style:style>
    <style:style style:name="T10" style:family="text">
      <style:text-properties officeooo:rsid="001cbfdd"/>
    </style:style>
    <style:style style:name="T11" style:family="text">
      <style:text-properties officeooo:rsid="001dc423"/>
    </style:style>
    <style:style style:name="T12" style:family="text">
      <style:text-properties officeooo:rsid="001f37dc"/>
    </style:style>
    <style:style style:name="T13" style:family="text">
      <style:text-properties officeooo:rsid="0020b8ca"/>
    </style:style>
    <style:style style:name="T14" style:family="text">
      <style:text-properties officeooo:rsid="0022b6e4"/>
    </style:style>
    <style:style style:name="T15" style:family="text">
      <style:text-properties officeooo:rsid="0023d54f"/>
    </style:style>
    <style:style style:name="T16" style:family="text">
      <style:text-properties officeooo:rsid="0027bb27"/>
    </style:style>
    <style:style style:name="T17" style:family="text">
      <style:text-properties officeooo:rsid="0026f92d"/>
    </style:style>
    <style:style style:name="T18" style:family="text">
      <style:text-properties officeooo:rsid="00292e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tab/><text:tab/><text:tab/><text:tab/><text:tab/>Docker Book</text:p>
      <text:p text:style-name="P10">hypervisors:</text:p>
      <text:p text:style-name="P10"><text:tab/><text:span text:style-name="T1">Type 1 which run over bear metal to virtual hardware resources </text:span><text:span text:style-name="T8">like ESXi</text:span><text:span text:style-name="T1">.</text:span></text:p>
      <text:p text:style-name="P10"><text:tab/><text:span text:style-name="T1">Type 2 which runs over OS to virtual hardware resources like Vmware, VirtualBox.</text:span></text:p>
      <text:p text:style-name="P12">Docker:</text:p>
      <text:p text:style-name="P12"><text:tab/>docker image ls</text:p>
      <text:p text:style-name="P12"><text:tab/>docker <text:span text:style-name="T9">image </text:span>pull ubuntu:latest</text:p>
      <text:p text:style-name="P12"><text:tab/>docker container run -it ubuntu:latest /bin/bash</text:p>
      <text:p text:style-name="P12"><text:tab/><text:span text:style-name="T2">ps -elf</text:span></text:p>
      <text:p text:style-name="P12"><text:tab/><text:span text:style-name="T2">ctrl -PQ</text:span></text:p>
      <text:p text:style-name="P12"><text:tab/><text:span text:style-name="T2">docker container ls</text:span></text:p>
      <text:p text:style-name="P12"><text:tab/><text:span text:style-name="T3">docker container exec -</text:span><text:span text:style-name="T5">it &lt;container name </text:span><text:span text:style-name="T16">or Id</text:span><text:span text:style-name="T5">&gt;</text:span><text:span text:style-name="T4"> bash</text:span></text:p>
      <text:p text:style-name="P10"><text:tab/><text:span text:style-name="T5">docker container stop &lt;container name&gt;</text:span></text:p>
      <text:p text:style-name="P10"><text:tab/><text:span text:style-name="T5">docker container rm &lt;container name&gt;</text:span></text:p>
      <text:p text:style-name="P10"><text:tab/><text:span text:style-name="T6">docker container ls -a (-a flags tells docker to list all the containers even in stopped)</text:span></text:p>
      <text:p text:style-name="P10"><text:tab/><text:span text:style-name="T7">docker image build -t test:latest</text:span></text:p>
      <text:p text:style-name="P10"><text:tab/><text:span text:style-name="T7">docker container run -d \</text:span></text:p>
      <text:p text:style-name="P18"><text:span text:style-name="T9"><text:tab/></text:span><text:span text:style-name="T10">docker image pull gcr.io/&lt;username&gt;/&lt;registry name&gt;/&lt;image name&gt;:latest (if pull from <text:tab/>other than docker hub)</text:span></text:p>
      <text:p text:style-name="P18"><text:tab/><text:span text:style-name="T11">docker image pull -a &lt;username&gt;/&lt;image name&gt; (-a flags pulls all the tag images)</text:span></text:p>
      <text:p text:style-name="P18"><text:tab/>--<text:span text:style-name="T12">filter flag:</text:span></text:p>
      <text:p text:style-name="P18"><text:tab/><text:tab/><text:span text:style-name="T12">dangling, before (requires image name or id), since (requires image name or id), <text:tab/><text:tab/><text:tab/>label </text:span></text:p>
      <text:p text:style-name="P18"><text:tab/><text:tab/><text:span text:style-name="T12">docker image ls –filter dangling=true</text:span></text:p>
      <text:p text:style-name="P18"><text:tab/><text:tab/><text:span text:style-name="T12">docker image ls –filter=reference=”*:latest”</text:span></text:p>
      <text:p text:style-name="P18"><text:tab/><text:tab/><text:span text:style-name="T12">docker image ls –format “{{.Repository}}: {{.Tag}}: {{Size}}”</text:span></text:p>
      <text:p text:style-name="P18"><text:tab/><text:span text:style-name="T12">docker image prune (to delete all the dangling images and -a flag delete all unused images)</text:span></text:p>
      <text:p text:style-name="P18"><text:tab/><text:span text:style-name="T13">docker search alpine</text:span></text:p>
      <text:p text:style-name="P13"><text:tab/>docker search alpine –filter “is-official=true”</text:p>
      <text:p text:style-name="P13"><text:tab/>docker search alpine –filter “is-automated=true”</text:p>
      <text:p text:style-name="P13"><text:tab/><text:span text:style-name="T14">docker image inspect ubuntu:latest</text:span></text:p>
      <text:p text:style-name="P13"><text:tab/><text:span text:style-name="T15">docker image rm &lt;image name or ID&gt;</text:span></text:p>
      <text:p text:style-name="P14"><text:tab/>docker image ls -q (returns only ID’s of images pulled in a docker host)</text:p>
      <text:p text:style-name="P14"><text:tab/><text:span text:style-name="T17">docker container run ubuntu sleep 10 (runs the container for 10 seconds and exits)</text:span></text:p>
      <text:p text:style-name="P15"><text:tab/>docker container start</text:p>
      <text:p text:style-name="P15"><text:tab/>docker container rm</text:p>
      <text:p text:style-name="P18"/>
      <text:p text:style-name="P16">images path in ubuntu:</text:p>
      <text:p text:style-name="P16"><text:tab/>var/lib/docker/&lt;storage drive&gt;</text:p>
      <text:p text:style-name="P16"/>
      <text:p text:style-name="P17">Self Healing Containers with Restart Policies:</text:p>
      <text:p text:style-name="P17"><text:tab/>always</text:p>
      <text:p text:style-name="P17"><text:tab/>unless-stopped</text:p>
      <text:p text:style-name="P17"><text:tab/>on-failed</text:p>
      <text:p text:style-name="P17">To restart docker on host linux:</text:p>
      <text:p text:style-name="P17"><text:tab/>systemctl restart docker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When Working with Docker Compose or Docker Stacks so Restart Policies Would be:</text:p>
      <text:p text:style-name="P17"><text:tab/>version: “3”</text:p>
      <text:p text:style-name="P17"><text:tab/><text:span text:style-name="T18">service:</text:span></text:p>
      <text:p text:style-name="P17"><text:tab/><text:tab/><text:span text:style-name="T18">myservice:</text:span></text:p>
      <text:p text:style-name="P17"><text:tab/><text:tab/><text:tab/><text:span text:style-name="T18">&lt;Snip&gt;</text:span></text:p>
      <text:p text:style-name="P17"><text:tab/><text:tab/><text:tab/><text:span text:style-name="T18">restart_policy:</text:span></text:p>
      <text:p text:style-name="P17"><text:tab/><text:tab/><text:tab/><text:tab/><text:span text:style-name="T18">condition: always | unless-stopped | on-failure</text:span></text:p>
      <text:p text:style-name="P17"><text:tab/></text:p>
      <text:p text:style-name="P16"/>
      <text:p text:style-name="P16"/>
      <text:p text:style-name="P10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01:36:34.563644276</meta:creation-date>
    <dc:date>2020-06-13T06:24:30.467374667</dc:date>
    <meta:editing-duration>P1DT1H4M9S</meta:editing-duration>
    <meta:editing-cycles>10</meta:editing-cycles>
    <meta:generator>LibreOffice/6.4.3.2$Linux_X86_64 LibreOffice_project/40$Build-2</meta:generator>
    <meta:document-statistic meta:table-count="0" meta:image-count="0" meta:object-count="0" meta:page-count="2" meta:paragraph-count="51" meta:word-count="277" meta:character-count="1912" meta:non-whitespace-character-count="1617"/>
  </office:meta>
</office:document-meta>
</file>